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d320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aecf00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aecf00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71cm" svg:stroke-color="#000000" draw:marker-start="Arrowheads_20_1" draw:marker-start-width="0.2cm" draw:marker-start-center="false" draw:marker-end="Arrowheads_20_1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aecf00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6cm" svg:stroke-color="#666666" draw:marker-start="" draw:marker-start-width="0.2cm" draw:marker-start-center="false" draw:marker-end="" draw:marker-end-width="0.2cm" draw:marker-end-center="false" draw:fill="solid" draw:fill-color="#ff950e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71cm" svg:stroke-color="#000000" draw:marker-start="Arrowheads_20_1" draw:marker-start-width="0.2cm" draw:marker-start-center="false" draw:marker-end="Arrowheads_20_1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ffd32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ffd32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76cm" svg:stroke-color="#000000" draw:marker-start="" draw:marker-start-width="0.313cm" draw:marker-start-center="false" draw:marker-end="" draw:marker-end-width="0.313cm" draw:marker-end-center="false" draw:fill="none" draw:fill-color="#ffd320" draw:textarea-horizontal-align="justify" draw:textarea-vertical-align="middle" draw:auto-grow-height="false" fo:min-height="0.749cm" fo:min-width="0.499cm" fo:padding-top="0.162cm" fo:padding-bottom="0.162cm" fo:padding-left="0.287cm" fo:padding-right="0.28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71cm" svg:stroke-color="#000000" draw:marker-start="" draw:marker-start-width="0.2cm" draw:marker-start-center="false" draw:marker-end="msArrowEnd_20_9" draw:marker-end-width="0.355cm" draw:marker-end-center="false" draw:fill="none" draw:fill-color="#cfe7f5" draw:textarea-horizontal-align="center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35" style:family="graphic" style:parent-style-name="standard" style:list-style-name="L2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36" style:family="graphic" style:parent-style-name="standard" style:list-style-name="L2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37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ff950e" draw:textarea-vertical-align="middle" draw:auto-grow-height="false" fo:padding-top="0.102cm" fo:padding-bottom="0.102cm" fo:padding-left="0.227cm" fo:padding-right="0.227cm" fo:wrap-option="wrap"/>
    </style:style>
    <style:style style:name="gr38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ff950e" draw:textarea-vertical-align="middle" draw:auto-grow-height="false" fo:padding-top="0.102cm" fo:padding-bottom="0.102cm" fo:padding-left="0.227cm" fo:padding-right="0.227cm" fo:wrap-option="wrap"/>
    </style:style>
    <style:style style:name="gr39" style:family="graphic" style:parent-style-name="standard" style:list-style-name="L2">
      <style:graphic-properties draw:stroke="solid" svg:stroke-width="0.025cm" svg:stroke-color="#3a5f8b" draw:marker-start-width="0.132cm" draw:marker-end-width="0.132cm" draw:fill="solid" draw:fill-color="#aecf00" draw:textarea-vertical-align="middle" draw:auto-grow-height="false" fo:padding-top="0.103cm" fo:padding-bottom="0.103cm" fo:padding-left="0.228cm" fo:padding-right="0.228cm" fo:wrap-option="wrap"/>
    </style:style>
    <style:style style:name="gr40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aecf00" draw:textarea-vertical-align="middle" draw:auto-grow-height="false" fo:padding-top="0.102cm" fo:padding-bottom="0.102cm" fo:padding-left="0.227cm" fo:padding-right="0.227cm" fo:wrap-option="wrap"/>
    </style:style>
    <style:style style:name="gr41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aecf00" draw:textarea-vertical-align="middle" draw:auto-grow-height="false" fo:padding-top="0.102cm" fo:padding-bottom="0.102cm" fo:padding-left="0.227cm" fo:padding-right="0.227cm" fo:wrap-option="wrap"/>
    </style:style>
    <style:style style:name="gr42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aecf00" draw:textarea-vertical-align="middle" draw:auto-grow-height="false" fo:padding-top="0.102cm" fo:padding-bottom="0.102cm" fo:padding-left="0.227cm" fo:padding-right="0.227cm" fo:wrap-option="wrap"/>
    </style:style>
    <style:style style:name="gr43" style:family="graphic" style:parent-style-name="standard" style:list-style-name="L2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44" style:family="graphic" style:parent-style-name="standard" style:list-style-name="L2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45" style:family="graphic" style:parent-style-name="standard" style:list-style-name="L2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46" style:family="graphic" style:parent-style-name="standard" style:list-style-name="L2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47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ff950e" draw:textarea-vertical-align="middle" draw:auto-grow-height="false" fo:padding-top="0.102cm" fo:padding-bottom="0.102cm" fo:padding-left="0.227cm" fo:padding-right="0.227cm" fo:wrap-option="wrap"/>
    </style:style>
    <style:style style:name="gr48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ff950e" draw:textarea-vertical-align="middle" draw:auto-grow-height="false" fo:padding-top="0.102cm" fo:padding-bottom="0.102cm" fo:padding-left="0.227cm" fo:padding-right="0.227cm" fo:wrap-option="wrap"/>
    </style:style>
    <style:style style:name="gr49" style:family="graphic" style:parent-style-name="standard" style:list-style-name="L2">
      <style:graphic-properties draw:stroke="solid" svg:stroke-width="0.025cm" svg:stroke-color="#3a5f8b" draw:marker-start-width="0.132cm" draw:marker-end-width="0.132cm" draw:fill="solid" draw:fill-color="#aecf00" draw:textarea-vertical-align="middle" draw:auto-grow-height="false" fo:padding-top="0.103cm" fo:padding-bottom="0.103cm" fo:padding-left="0.228cm" fo:padding-right="0.228cm" fo:wrap-option="wrap"/>
    </style:style>
    <style:style style:name="gr50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aecf00" draw:textarea-vertical-align="middle" draw:auto-grow-height="false" fo:padding-top="0.102cm" fo:padding-bottom="0.102cm" fo:padding-left="0.227cm" fo:padding-right="0.227cm" fo:wrap-option="wrap"/>
    </style:style>
    <style:style style:name="gr51" style:family="graphic" style:parent-style-name="standard" style:list-style-name="L2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52" style:family="graphic" style:parent-style-name="standard" style:list-style-name="L2">
      <style:graphic-properties draw:stroke="none" svg:stroke-width="0.025cm" svg:stroke-color="#3a5f8b" draw:marker-start-width="0.131cm" draw:marker-end-width="0.131cm" draw:fill="solid" draw:fill-color="#0084d1" draw:textarea-vertical-align="middle" draw:auto-grow-height="false" fo:padding-top="0.102cm" fo:padding-bottom="0.102cm" fo:padding-left="0.227cm" fo:padding-right="0.227cm" fo:wrap-option="wrap"/>
    </style:style>
    <style:style style:name="gr53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aecf00" draw:textarea-vertical-align="middle" draw:auto-grow-height="false" fo:padding-top="0.102cm" fo:padding-bottom="0.102cm" fo:padding-left="0.227cm" fo:padding-right="0.227cm" fo:wrap-option="wrap"/>
    </style:style>
    <style:style style:name="gr54" style:family="graphic" style:parent-style-name="standard" style:list-style-name="L2">
      <style:graphic-properties draw:stroke="solid" svg:stroke-width="0.025cm" svg:stroke-color="#3a5f8b" draw:marker-start-width="0.131cm" draw:marker-end-width="0.131cm" draw:fill="solid" draw:fill-color="#aecf00" draw:textarea-vertical-align="middle" draw:auto-grow-height="false" fo:padding-top="0.102cm" fo:padding-bottom="0.102cm" fo:padding-left="0.227cm" fo:padding-right="0.227cm" fo:wrap-option="wrap"/>
    </style:style>
    <style:style style:name="gr55" style:family="graphic" style:parent-style-name="objectwithoutfill">
      <style:graphic-properties draw:marker-end="Arrow" draw:marker-end-width="0.3cm" draw:fill="none" draw:fill-color="#ff950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4pt" fo:font-weight="bold" style:font-size-asian="14pt" style:font-weight-asian="bold" style:font-size-complex="14pt" style:font-weight-complex="bold" fo:hyphenate="fals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4pt" fo:font-weight="bold" style:font-size-asian="14pt" style:font-weight-asian="bold" style:font-size-complex="14pt" style:font-weight-complex="bold" fo:hyphenate="false"/>
    </style:style>
    <style:style style:name="P13" style:family="paragraph"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size="20pt"/>
    </style:style>
    <style:style style:name="T1" style:family="text">
      <style:text-properties fo:color="#000000" style:text-outline="false" style:text-line-through-style="none" fo:font-family="'Arial Narrow'" fo:font-size="9pt" fo:letter-spacing="normal" fo:font-style="normal" fo:text-shadow="none" style:text-underline-style="none" fo:font-weight="bold" style:letter-kerning="true" style:font-family-asian="'Microsoft YaHei'" style:font-family-generic-asian="system" style:font-pitch-asian="variable" style:font-size-asian="9pt" style:font-style-asian="normal" style:font-weight-asian="bold" style:font-family-complex="'Arial Narrow'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ffffff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name="Straight Arrow Connector 81" draw:style-name="gr1" draw:text-style-name="P1" draw:layer="layout" svg:x1="8.085cm" svg:y1="11.351cm" svg:x2="8.086cm" svg:y2="12.73cm" svg:d="m8085 11351v690h1v689">
          <text:p/>
        </draw:connector>
        <draw:custom-shape draw:name="Rounded Rectangle 33" draw:style-name="gr2" draw:text-style-name="P3" draw:layer="layout" svg:width="3.866cm" svg:height="1.521cm" svg:x="6.652cm" svg:y="9.547cm">
          <text:p text:style-name="P2"><text:span text:style-name="T1">WP2</text:span></text:p>
          <text:p text:style-name="P2"><text:span text:style-name="T1">Vehicle Infrastructure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3" draw:text-style-name="P3" xml:id="id3" draw:id="id3" draw:layer="layout" svg:width="3.866cm" svg:height="1.521cm" svg:x="5.449cm" svg:y="6.147cm">
          <text:p text:style-name="P2"><text:span text:style-name="T1">WP9</text:span></text:p>
          <text:p text:style-name="P2"><text:span text:style-name="T1">Innovation Related</text:span></text:p>
          <text:p text:style-name="P2"><text:span text:style-name="T1">Activities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4" draw:text-style-name="P3" xml:id="id2" draw:id="id2" draw:layer="layout" svg:width="3.866cm" svg:height="1.521cm" svg:x="10.773cm" svg:y="6.147cm">
          <text:p text:style-name="P2"><text:span text:style-name="T1"/></text:p>
          <text:p text:style-name="P2"><text:span text:style-name="T1">All Task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5" draw:text-style-name="P3" xml:id="id4" draw:id="id4" draw:layer="layout" svg:width="3.866cm" svg:height="1.521cm" svg:x="16.274cm" svg:y="6.147cm">
          <text:p text:style-name="P2"><text:span text:style-name="T1">WP8</text:span></text:p>
          <text:p text:style-name="P2"><text:span text:style-name="T1">System Integration and Evaluatio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6" draw:text-style-name="P3" xml:id="id1" draw:id="id1" draw:layer="layout" svg:width="3.866cm" svg:height="1.521cm" svg:x="10.773cm" svg:y="3.396cm">
          <text:p text:style-name="P2"><text:span text:style-name="T1">WP1</text:span></text:p>
          <text:p text:style-name="P2"><text:span text:style-name="T1">Specification, Setup and Data Acquisitio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81" draw:style-name="gr7" draw:text-style-name="P1" draw:layer="layout" svg:x1="12.706cm" svg:y1="4.917cm" svg:x2="12.706cm" svg:y2="6.147cm" draw:start-shape="id1" draw:start-glue-point="2" draw:end-shape="id2" draw:end-glue-point="0" svg:d="m12706 4917v1230">
          <text:p/>
        </draw:connector>
        <draw:connector draw:name="Straight Arrow Connector 81" draw:style-name="gr8" draw:text-style-name="P1" draw:layer="layout" svg:x1="10.773cm" svg:y1="6.907cm" svg:x2="9.315cm" svg:y2="6.907cm" draw:start-shape="id2" draw:start-glue-point="3" draw:end-shape="id3" draw:end-glue-point="1" svg:d="m10773 6907h-1458">
          <text:p/>
        </draw:connector>
        <draw:connector draw:name="Straight Arrow Connector 81" draw:style-name="gr9" draw:text-style-name="P1" draw:layer="layout" svg:x1="14.639cm" svg:y1="6.907cm" svg:x2="16.274cm" svg:y2="6.907cm" draw:start-shape="id2" draw:start-glue-point="1" draw:end-shape="id4" draw:end-glue-point="3" svg:d="m14639 6907h1635">
          <text:p/>
        </draw:connector>
        <draw:custom-shape draw:name="Rounded Rectangle 33" draw:style-name="gr10" draw:text-style-name="P3" xml:id="id10" draw:id="id10" draw:layer="layout" svg:width="3.866cm" svg:height="1.521cm" svg:x="5.451cm" svg:y="12.747cm">
          <text:p text:style-name="P2"><text:span text:style-name="T1">WP3</text:span></text:p>
          <text:p text:style-name="P2"><text:span text:style-name="T1">Local Perception and Localization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11" draw:text-style-name="P3" xml:id="id11" draw:id="id11" draw:layer="layout" svg:width="3.866cm" svg:height="1.521cm" svg:x="5.452cm" svg:y="14.729cm">
          <text:p text:style-name="P2"><text:span text:style-name="T1">WP4</text:span></text:p>
          <text:p text:style-name="P2"><text:span text:style-name="T1">Decision making and</text:span></text:p>
          <text:p text:style-name="P2"><text:span text:style-name="T1">Navigation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12" draw:text-style-name="P3" xml:id="id6" draw:id="id6" draw:layer="layout" svg:width="3.866cm" svg:height="1.521cm" svg:x="16.252cm" svg:y="12.747cm">
          <text:p text:style-name="P2"><text:span text:style-name="T1">WP6</text:span></text:p>
          <text:p text:style-name="P2"><text:span text:style-name="T1">Lifelong Mapping</text:span></text:p>
          <text:p text:style-name="P2"><text:span text:style-name="T1">(Geom. &amp; Semantic)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13" draw:text-style-name="P3" xml:id="id5" draw:id="id5" draw:layer="layout" svg:width="1.258cm" svg:height="1.521cm" svg:x="9.753cm" svg:y="12.747cm">
          <text:p text:style-name="P2"><text:span text:style-name="T1">WP6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14" draw:text-style-name="P3" draw:layer="layout" svg:width="3.866cm" svg:height="1.521cm" svg:x="6.351cm" svg:y="9.847cm">
          <text:p text:style-name="P2"><text:span text:style-name="T1">WP2</text:span></text:p>
          <text:p text:style-name="P2"><text:span text:style-name="T1">Vehicle Infrastructure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15" draw:text-style-name="P3" xml:id="id12" draw:id="id12" draw:layer="layout" svg:width="3.866cm" svg:height="1.521cm" svg:x="6.05cm" svg:y="10.147cm">
          <text:p text:style-name="P2"><text:span text:style-name="T1">WP2</text:span></text:p>
          <text:p text:style-name="P2"><text:span text:style-name="T1">Vehicle Infrastructure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16" draw:text-style-name="P3" xml:id="id9" draw:id="id9" draw:layer="layout" svg:width="3.866cm" svg:height="1.521cm" svg:x="16.251cm" svg:y="9.847cm">
          <text:p text:style-name="P2"><text:span text:style-name="T1">WP5</text:span></text:p>
          <text:p text:style-name="P2"><text:span text:style-name="T1">Cloud</text:span></text:p>
          <text:p text:style-name="P2"><text:span text:style-name="T1">Infrastructure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81" draw:style-name="gr17" draw:text-style-name="P1" draw:layer="layout" svg:x1="11.011cm" svg:y1="13.507cm" svg:x2="16.252cm" svg:y2="13.507cm" draw:start-shape="id5" draw:start-glue-point="1" draw:end-shape="id6" draw:end-glue-point="3" svg:d="m11011 13507h5241">
          <text:p/>
        </draw:connector>
        <draw:custom-shape draw:name="Rounded Rectangle 33" draw:style-name="gr18" draw:text-style-name="P3" xml:id="id8" draw:id="id8" draw:layer="layout" svg:width="3.866cm" svg:height="1.521cm" svg:x="16.253cm" svg:y="14.747cm">
          <text:p text:style-name="P2"><text:span text:style-name="T1">WP7</text:span></text:p>
          <text:p text:style-name="P2"><text:span text:style-name="T1">Scene Understanding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3" draw:style-name="gr19" draw:text-style-name="P3" xml:id="id7" draw:id="id7" draw:layer="layout" svg:width="1.258cm" svg:height="1.521cm" svg:x="9.754cm" svg:y="14.747cm">
          <text:p text:style-name="P2"><text:span text:style-name="T1">WP7</text:span></text:p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name="Straight Arrow Connector 81" draw:style-name="gr20" draw:text-style-name="P1" draw:layer="layout" svg:x1="11.012cm" svg:y1="15.507cm" svg:x2="16.253cm" svg:y2="15.507cm" draw:start-shape="id7" draw:start-glue-point="1" draw:end-shape="id8" draw:end-glue-point="3" svg:d="m11012 15507h5241">
          <text:p/>
        </draw:connector>
        <draw:connector draw:name="Straight Arrow Connector 81" draw:style-name="gr21" draw:text-style-name="P1" draw:layer="layout" svg:x1="18.185cm" svg:y1="14.268cm" svg:x2="18.186cm" svg:y2="14.747cm" draw:start-shape="id6" draw:start-glue-point="2" draw:end-shape="id8" draw:end-glue-point="0" svg:d="m18185 14268v239h1v240">
          <text:p/>
        </draw:connector>
        <draw:connector draw:name="Straight Arrow Connector 81" draw:style-name="gr22" draw:text-style-name="P1" draw:layer="layout" svg:x1="18.184cm" svg:y1="11.368cm" svg:x2="18.185cm" svg:y2="12.747cm" draw:start-shape="id9" draw:start-glue-point="2" draw:end-shape="id6" draw:end-glue-point="0" svg:d="m18184 11368v689h1v690">
          <text:p/>
        </draw:connector>
        <draw:connector draw:name="Straight Arrow Connector 81" draw:style-name="gr23" draw:text-style-name="P1" draw:layer="layout" svg:x1="9.317cm" svg:y1="13.507cm" svg:x2="10.383cm" svg:y2="14.747cm" draw:start-shape="id10" draw:end-shape="id7" draw:end-glue-point="0" svg:d="m9317 13507h1066v1240">
          <text:p/>
        </draw:connector>
        <draw:connector draw:name="Straight Arrow Connector 81" draw:style-name="gr24" draw:text-style-name="P1" draw:layer="layout" svg:x1="9.754cm" svg:y1="15.507cm" svg:x2="9.318cm" svg:y2="15.489cm" draw:start-shape="id7" draw:start-glue-point="3" draw:end-shape="id11" draw:end-glue-point="1" svg:d="m9754 15507h-217v-18h-219">
          <text:p/>
        </draw:connector>
        <draw:connector draw:name="Straight Arrow Connector 81" draw:style-name="gr25" draw:text-style-name="P1" draw:layer="layout" svg:x1="5.452cm" svg:y1="15.489cm" svg:x2="6.05cm" svg:y2="10.907cm" draw:start-shape="id11" draw:start-glue-point="3" draw:end-shape="id12" draw:end-glue-point="3" svg:d="m5452 15489h-513v-4582h1111">
          <text:p/>
        </draw:connector>
        <draw:frame draw:style-name="gr26" draw:text-style-name="P5" draw:layer="layout" svg:width="2.466cm" svg:height="1.029cm" svg:x="12.535cm" svg:y="12.41cm">
          <draw:text-box>
            <text:p text:style-name="P4"><text:span text:style-name="T2">Versioning &amp;</text:span></text:p>
            <text:p text:style-name="P4"><text:span text:style-name="T2">deployment</text:span></text:p>
          </draw:text-box>
        </draw:frame>
        <draw:line draw:style-name="gr27" draw:text-style-name="P1" draw:layer="layout" svg:x1="12.593cm" svg:y1="12.901cm" svg:x2="11.831cm" svg:y2="12.901cm">
          <text:p/>
        </draw:line>
        <draw:frame draw:style-name="gr28" draw:text-style-name="P5" draw:layer="layout" svg:width="2.415cm" svg:height="1.029cm" svg:x="12.135cm" svg:y="13.611cm">
          <draw:text-box>
            <text:p text:style-name="P4"><text:span text:style-name="T2">Requests &amp; </text:span></text:p>
            <text:p text:style-name="P4"><text:span text:style-name="T2">updates</text:span></text:p>
          </draw:text-box>
        </draw:frame>
        <draw:line draw:style-name="gr29" draw:text-style-name="P1" draw:layer="layout" svg:x1="14.359cm" svg:y1="14.084cm" svg:x2="15.121cm" svg:y2="14.084cm">
          <text:p/>
        </draw:line>
        <draw:custom-shape draw:style-name="gr30" draw:text-style-name="P1" draw:layer="layout" svg:width="0.508cm" svg:height="5.026cm" draw:transform="rotate (1.5707963267946) translate (11.065cm 16.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7" draw:layer="layout" svg:width="4.278cm" svg:height="1.029cm" svg:x="11.427cm" svg:y="17.185cm">
          <draw:text-box>
            <text:p text:style-name="P6"><text:span text:style-name="T2">Low-bandwidth</text:span></text:p>
            <text:p text:style-name="P6"><text:span text:style-name="T2">Communication channel</text:span></text:p>
          </draw:text-box>
        </draw:frame>
        <draw:connector draw:name="Straight Arrow Connector 81" draw:style-name="gr32" draw:text-style-name="P1" draw:layer="layout" svg:x1="20.119cm" svg:y1="15.507cm" svg:x2="20.118cm" svg:y2="13.507cm" draw:start-shape="id8" draw:start-glue-point="1" draw:end-shape="id6" draw:end-glue-point="1" svg:d="m20119 15507h514v-2000h-515">
          <text:p/>
        </draw:connector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4" draw:text-style-name="P8" draw:layer="layout" svg:width="1.016cm" svg:height="2.286cm" svg:x="1.919cm" svg:y="8.482cm">
          <text:p/>
          <draw:enhanced-geometry svg:viewBox="0 0 21600 21600" draw:text-areas="?f7 ?f0 21600 ?f2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hteck 3" draw:style-name="gr35" draw:text-style-name="P10" draw:layer="layout" svg:width="13.965cm" svg:height="1.692cm" svg:x="5.927cm" svg:y="15.656cm">
          <text:p text:style-name="P9"><text:span text:style-name="T3">WP1: Specification</text:span></text:p>
          <draw:enhanced-geometry svg:viewBox="0 0 21600 21600" draw:type="rectangle" draw:enhanced-path="M 0 0 L 21600 0 21600 21600 0 21600 0 0 Z N"/>
        </draw:custom-shape>
        <draw:custom-shape draw:name="Rechteck 4" draw:style-name="gr36" draw:text-style-name="P10" draw:layer="layout" svg:width="13.969cm" svg:height="1.692cm" svg:x="5.927cm" svg:y="1.94cm">
          <text:p text:style-name="P9"><text:span text:style-name="T3">WP8: Integration</text:span></text:p>
          <draw:enhanced-geometry svg:viewBox="0 0 21600 21600" draw:type="rectangle" draw:enhanced-path="M 0 0 L 21600 0 21600 21600 0 21600 0 0 Z N"/>
        </draw:custom-shape>
        <draw:custom-shape draw:name="Rechteck 5" draw:style-name="gr37" draw:text-style-name="P10" draw:layer="layout" svg:width="6.561cm" svg:height="1.692cm" svg:x="5.927cm" svg:y="12.488cm">
          <text:p text:style-name="P9"><text:span text:style-name="T3">WP2: Vehicle Infrastructure</text:span></text:p>
          <draw:enhanced-geometry svg:viewBox="0 0 21600 21600" draw:type="rectangle" draw:enhanced-path="M 0 0 L 21600 0 21600 21600 0 21600 0 0 Z N"/>
        </draw:custom-shape>
        <draw:custom-shape draw:name="Rechteck 7" draw:style-name="gr38" draw:text-style-name="P10" draw:layer="layout" svg:width="6.561cm" svg:height="1.692cm" svg:x="13.335cm" svg:y="12.488cm">
          <text:p text:style-name="P9"><text:span text:style-name="T3">WP3: Cloud Infrastructure</text:span></text:p>
          <draw:enhanced-geometry svg:viewBox="0 0 21600 21600" draw:type="rectangle" draw:enhanced-path="M 0 0 L 21600 0 21600 21600 0 21600 0 0 Z N"/>
        </draw:custom-shape>
        <draw:custom-shape draw:name="Rechteck 8" draw:style-name="gr39" draw:text-style-name="P10" draw:layer="layout" svg:width="6.561cm" svg:height="1.692cm" svg:x="5.927cm" svg:y="9.948cm">
          <text:p text:style-name="P9"><text:span text:style-name="T3">WP4: Local Perception</text:span></text:p>
          <draw:enhanced-geometry svg:viewBox="0 0 21600 21600" draw:type="rectangle" draw:enhanced-path="M 0 0 L 21600 0 21600 21600 0 21600 0 0 Z N"/>
        </draw:custom-shape>
        <draw:custom-shape draw:name="Rechteck 9" draw:style-name="gr40" draw:text-style-name="P10" draw:layer="layout" svg:width="6.561cm" svg:height="1.692cm" svg:x="13.335cm" svg:y="9.948cm">
          <text:p text:style-name="P9"><text:span text:style-name="T3">WP5: Lifelong Localization &amp; Mapping</text:span></text:p>
          <draw:enhanced-geometry svg:viewBox="0 0 21600 21600" draw:type="rectangle" draw:enhanced-path="M 0 0 L 21600 0 21600 21600 0 21600 0 0 Z N"/>
        </draw:custom-shape>
        <draw:custom-shape draw:name="Rechteck 10" draw:style-name="gr41" draw:text-style-name="P10" draw:layer="layout" svg:width="6.561cm" svg:height="1.692cm" svg:x="9.737cm" svg:y="7.52cm">
          <text:p text:style-name="P9"><text:span text:style-name="T3">WP6: Scene Understanding</text:span></text:p>
          <draw:enhanced-geometry svg:viewBox="0 0 21600 21600" draw:type="rectangle" draw:enhanced-path="M 0 0 L 21600 0 21600 21600 0 21600 0 0 Z N"/>
        </draw:custom-shape>
        <draw:custom-shape draw:name="Rechteck 11" draw:style-name="gr42" draw:text-style-name="P10" draw:layer="layout" svg:width="6.561cm" svg:height="1.692cm" svg:x="9.737cm" svg:y="5.068cm">
          <text:p text:style-name="P9"><text:span text:style-name="T3">WP7: Navigation and Decision Making</text:span></text:p>
          <draw:enhanced-geometry svg:viewBox="0 0 21600 21600" draw:type="rectangle" draw:enhanced-path="M 0 0 L 21600 0 21600 21600 0 21600 0 0 Z N"/>
        </draw:custom-shape>
        <draw:custom-shape draw:name="Rechteck 12" draw:style-name="gr43" draw:text-style-name="P10" draw:layer="layout" svg:width="15.387cm" svg:height="1.752cm" draw:transform="rotate (1.5707963267946) translate (2.805cm 17.34cm)">
          <text:p text:style-name="P9"><text:span text:style-name="T3">WP9: Dissemination &amp; Exploitation</text:span></text:p>
          <draw:enhanced-geometry svg:viewBox="0 0 21600 21600" draw:type="rectangle" draw:enhanced-path="M 0 0 L 21600 0 21600 21600 0 21600 0 0 Z N"/>
        </draw:custom-shape>
        <draw:custom-shape draw:name="Rechteck 13" draw:style-name="gr44" draw:text-style-name="P10" draw:layer="layout" svg:width="15.414cm" svg:height="1.692cm" draw:transform="rotate (1.5707963267946) translate (21.372cm 17.367cm)">
          <text:p text:style-name="P9"><text:span text:style-name="T3">WP10: Management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016cm" svg:height="2.286cm" svg:x="20.474cm" svg:y="8.483cm">
          <text:p/>
          <draw:enhanced-geometry svg:viewBox="0 0 21600 21600" draw:text-areas="?f7 ?f0 21600 ?f2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8" draw:layer="layout" svg:width="1.016cm" svg:height="2.286cm" draw:transform="rotate (1.5707963267946) translate (11.803cm 4.48cm)">
          <text:p/>
          <draw:enhanced-geometry svg:viewBox="0 0 21600 21600" draw:text-areas="?f7 ?f0 21600 ?f2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8" draw:layer="layout" svg:width="1.016cm" svg:height="2.286cm" draw:transform="rotate (1.5707963267946) translate (11.804cm 15.826cm)">
          <text:p/>
          <draw:enhanced-geometry svg:viewBox="0 0 21600 21600" draw:text-areas="?f7 ?f0 21600 ?f2" draw:mirror-horizontal="false" draw:mirror-vertical="true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34" draw:text-style-name="P8" draw:layer="layout" svg:width="1.016cm" svg:height="2.286cm" svg:x="1.019cm" svg:y="9.19cm">
          <text:p/>
          <draw:enhanced-geometry svg:viewBox="0 0 21600 21600" draw:text-areas="?f7 ?f0 21600 ?f2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hteck 3" draw:style-name="gr45" draw:text-style-name="P12" draw:layer="layout" svg:width="20.606cm" svg:height="0.854cm" svg:x="3.302cm" svg:y="18.383cm">
          <text:p text:style-name="P11"><text:span text:style-name="T4">WP1: Specification</text:span></text:p>
          <draw:enhanced-geometry svg:viewBox="0 0 21600 21600" draw:type="rectangle" draw:enhanced-path="M 0 0 L 21600 0 21600 21600 0 21600 0 0 Z N"/>
        </draw:custom-shape>
        <draw:custom-shape draw:name="Rechteck 4" draw:style-name="gr46" draw:text-style-name="P12" draw:layer="layout" svg:width="20.574cm" svg:height="0.838cm" svg:x="3.302cm" svg:y="1.94cm">
          <text:p text:style-name="P11"><text:span text:style-name="T4">WP8: Integration</text:span></text:p>
          <draw:enhanced-geometry svg:viewBox="0 0 21600 21600" draw:type="rectangle" draw:enhanced-path="M 0 0 L 21600 0 21600 21600 0 21600 0 0 Z N"/>
        </draw:custom-shape>
        <draw:custom-shape draw:name="Rechteck 5" draw:style-name="gr47" draw:text-style-name="P12" draw:layer="layout" svg:width="6.561cm" svg:height="1.692cm" svg:x="5.027cm" svg:y="15.188cm">
          <text:p text:style-name="P11"><text:span text:style-name="T4">WP2: Vehicle Infrastructure</text:span></text:p>
          <draw:enhanced-geometry svg:viewBox="0 0 21600 21600" draw:type="rectangle" draw:enhanced-path="M 0 0 L 21600 0 21600 21600 0 21600 0 0 Z N"/>
        </draw:custom-shape>
        <draw:custom-shape draw:name="Rechteck 7" draw:style-name="gr48" draw:text-style-name="P12" draw:layer="layout" svg:width="6.561cm" svg:height="1.692cm" svg:x="15.435cm" svg:y="15.188cm">
          <text:p text:style-name="P11"><text:span text:style-name="T4">WP3: Cloud Infrastructure</text:span></text:p>
          <draw:enhanced-geometry svg:viewBox="0 0 21600 21600" draw:type="rectangle" draw:enhanced-path="M 0 0 L 21600 0 21600 21600 0 21600 0 0 Z N"/>
        </draw:custom-shape>
        <draw:custom-shape draw:name="Rechteck 8" draw:style-name="gr49" draw:text-style-name="P12" draw:layer="layout" svg:width="6.561cm" svg:height="1.692cm" svg:x="5.027cm" svg:y="11.448cm">
          <text:p text:style-name="P11"><text:span text:style-name="T4">WP4: Local Perception</text:span></text:p>
          <draw:enhanced-geometry svg:viewBox="0 0 21600 21600" draw:type="rectangle" draw:enhanced-path="M 0 0 L 21600 0 21600 21600 0 21600 0 0 Z N"/>
        </draw:custom-shape>
        <draw:custom-shape draw:name="Rechteck 9" draw:style-name="gr50" draw:text-style-name="P12" draw:layer="layout" svg:width="6.561cm" svg:height="1.692cm" svg:x="15.435cm" svg:y="11.448cm">
          <text:p text:style-name="P11"><text:span text:style-name="T4">WP5: Lifelong Localization &amp; Mapping</text:span></text:p>
          <draw:enhanced-geometry svg:viewBox="0 0 21600 21600" draw:type="rectangle" draw:enhanced-path="M 0 0 L 21600 0 21600 21600 0 21600 0 0 Z N"/>
        </draw:custom-shape>
        <draw:custom-shape draw:name="Rechteck 12" draw:style-name="gr51" draw:text-style-name="P12" draw:layer="layout" svg:width="17.259cm" svg:height="0.889cm" draw:transform="rotate (1.5707963267946) translate (1.905cm 19.212cm)">
          <text:p text:style-name="P11"><text:span text:style-name="T4">WP9: Dissemination &amp; Exploitation</text:span></text:p>
          <draw:enhanced-geometry svg:viewBox="0 0 21600 21600" draw:type="rectangle" draw:enhanced-path="M 0 0 L 21600 0 21600 21600 0 21600 0 0 Z N"/>
        </draw:custom-shape>
        <draw:custom-shape draw:name="Rechteck 13" draw:style-name="gr52" draw:text-style-name="P12" draw:layer="layout" svg:width="17.314cm" svg:height="0.774cm" draw:transform="rotate (1.5707963267946) translate (24.372cm 19.267cm)">
          <text:p text:style-name="P11"><text:span text:style-name="T4">WP10: Management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016cm" svg:height="2.286cm" svg:x="23.474cm" svg:y="9.191cm">
          <text:p/>
          <draw:enhanced-geometry svg:viewBox="0 0 21600 21600" draw:text-areas="?f7 ?f0 21600 ?f2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8" draw:layer="layout" svg:width="1.016cm" svg:height="2.286cm" draw:transform="rotate (1.5707963267946) translate (12.403cm 3.626cm)">
          <text:p/>
          <draw:enhanced-geometry svg:viewBox="0 0 21600 21600" draw:text-areas="?f7 ?f0 21600 ?f2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8" draw:layer="layout" svg:width="1.016cm" svg:height="2.286cm" draw:transform="rotate (1.5707963267946) translate (12.404cm 18.553cm)">
          <text:p/>
          <draw:enhanced-geometry svg:viewBox="0 0 21600 21600" draw:text-areas="?f7 ?f0 21600 ?f2" draw:mirror-horizontal="false" draw:mirror-vertical="true" draw:type="left-arrow" draw:modifiers="12424.7787610619 4127.328377787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hteck 10" draw:style-name="gr53" draw:text-style-name="P12" draw:layer="layout" svg:width="6.561cm" svg:height="1.692cm" svg:x="10.256cm" svg:y="7.755cm">
          <text:p text:style-name="P11"><text:span text:style-name="T4">WP6: Scene Understanding</text:span></text:p>
          <draw:enhanced-geometry svg:viewBox="0 0 21600 21600" draw:type="rectangle" draw:enhanced-path="M 0 0 L 21600 0 21600 21600 0 21600 0 0 Z N"/>
        </draw:custom-shape>
        <draw:custom-shape draw:name="Rechteck 10" draw:style-name="gr54" draw:text-style-name="P12" draw:layer="layout" svg:width="6.561cm" svg:height="1.692cm" svg:x="10.256cm" svg:y="4.22cm">
          <text:p text:style-name="P11"><text:span text:style-name="T4">WP7: Navigation and Decision Ma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8" draw:layer="layout" svg:x1="8.228cm" svg:y1="15.188cm" svg:x2="8.228cm" svg:y2="13.14cm">
          <text:p/>
        </draw:line>
        <draw:line draw:style-name="gr55" draw:text-style-name="P8" draw:layer="layout" svg:x1="18.628cm" svg:y1="15.189cm" svg:x2="18.628cm" svg:y2="13.141cm">
          <text:p/>
        </draw:line>
        <draw:path draw:style-name="gr55" draw:text-style-name="P8" draw:layer="layout" svg:width="2.127cm" svg:height="5.533cm" svg:x="8.128cm" svg:y="5.912cm" svg:viewBox="0 0 2128 5534" svg:d="m0 5534c0-1794 1419-3689 2128-5534">
          <text:p/>
        </draw:path>
        <draw:path draw:style-name="gr55" draw:text-style-name="P8" draw:layer="layout" svg:width="1.81cm" svg:height="5.523cm" svg:x="16.817cm" svg:y="5.912cm" svg:viewBox="0 0 1811 5524" svg:d="m1811 5524c0-2292-1207-3683-1811-5524">
          <text:p/>
        </draw:path>
        <draw:line draw:style-name="gr55" draw:text-style-name="P8" draw:layer="layout" svg:x1="13.462cm" svg:y1="7.755cm" svg:x2="13.462cm" svg:y2="5.912cm">
          <text:p/>
        </draw:line>
        <draw:line draw:style-name="gr55" draw:text-style-name="P8" draw:layer="layout" svg:x1="11.588cm" svg:y1="11.792cm" svg:x2="15.435cm" svg:y2="11.792cm">
          <text:p/>
        </draw:line>
        <draw:frame draw:style-name="gr56" draw:text-style-name="P13" draw:layer="layout" svg:width="5.578cm" svg:height="0.738cm" svg:x="10.787cm" svg:y="17.08cm">
          <draw:text-box>
            <text:p text:style-name="P13"><text:span text:style-name="T5">Use case &amp; requirements</text:span></text:p>
          </draw:text-box>
        </draw:frame>
        <draw:frame draw:style-name="gr56" draw:text-style-name="P13" draw:layer="layout" svg:width="2.221cm" svg:height="1.225cm" svg:x="8.182cm" svg:y="13.97cm">
          <draw:text-box>
            <text:p text:style-name="P13"><text:span text:style-name="T5">Platform</text:span></text:p>
            <text:p text:style-name="P13"><text:span text:style-name="T5">access</text:span></text:p>
          </draw:text-box>
        </draw:frame>
        <draw:frame draw:style-name="gr56" draw:text-style-name="P13" draw:layer="layout" svg:width="2.221cm" svg:height="1.225cm" svg:x="18.628cm" svg:y="13.994cm">
          <draw:text-box>
            <text:p text:style-name="P13"><text:span text:style-name="T5">Platform</text:span></text:p>
            <text:p text:style-name="P13"><text:span text:style-name="T5">access</text:span></text:p>
          </draw:text-box>
        </draw:frame>
        <draw:frame draw:style-name="gr56" draw:text-style-name="P13" draw:layer="layout" svg:width="3.855cm" svg:height="1.225cm" svg:x="17.78cm" svg:y="7.874cm">
          <draw:text-box>
            <text:p text:style-name="P13"><text:span text:style-name="T5">Summary maps</text:span></text:p>
            <text:p text:style-name="P13"><text:span text:style-name="T5"><text:s text:c="2"/></text:span><text:span text:style-name="T5">Semantic maps</text:span></text:p>
          </draw:text-box>
        </draw:frame>
        <draw:frame draw:style-name="gr56" draw:text-style-name="P13" draw:layer="layout" svg:width="3.334cm" svg:height="1.225cm" svg:x="11.83cm" svg:y="11.924cm">
          <draw:text-box>
            <text:p text:style-name="P13"><text:span text:style-name="T5">Raw metric &amp;</text:span></text:p>
            <text:p text:style-name="P13"><text:span text:style-name="T5">semantic data</text:span></text:p>
          </draw:text-box>
        </draw:frame>
        <draw:frame draw:style-name="gr56" draw:text-style-name="P13" draw:layer="layout" svg:width="4.706cm" svg:height="1.225cm" svg:x="4.469cm" svg:y="7.798cm">
          <draw:text-box>
            <text:p text:style-name="P13"><text:span text:style-name="T5"><text:s text:c="9"/></text:span><text:span text:style-name="T5">Real-time maps</text:span></text:p>
            <text:p text:style-name="P13"><text:span text:style-name="T5">(metric &amp; semantic)</text:span></text:p>
          </draw:text-box>
        </draw:frame>
        <draw:frame draw:style-name="gr56" draw:text-style-name="P13" draw:layer="layout" svg:width="2.551cm" svg:height="1.225cm" svg:x="13.462cm" svg:y="6.304cm">
          <draw:text-box>
            <text:p text:style-name="P13"><text:span text:style-name="T5">Scene</text:span></text:p>
            <text:p text:style-name="P13"><text:span text:style-name="T5">prediction</text:span></text:p>
          </draw:text-box>
        </draw:frame>
        <draw:frame draw:style-name="gr56" draw:text-style-name="P14" draw:layer="layout" svg:width="3.233cm" svg:height="1.225cm" svg:x="10.256cm" svg:y="6.304cm">
          <draw:text-box>
            <text:p text:style-name="P14"><text:span text:style-name="T5">Scene</text:span></text:p>
            <text:p text:style-name="P14"><text:span text:style-name="T5">interpretation</text:span></text:p>
          </draw:text-box>
        </draw:frame>
        <draw:path draw:style-name="gr55" draw:text-style-name="P8" draw:layer="layout" svg:width="2.127cm" svg:height="1.999cm" svg:x="8.128cm" svg:y="9.447cm" svg:viewBox="0 0 2128 2000" svg:d="m0 2000c0-1794 1270-1033 2128-2000">
          <text:p/>
        </draw:path>
        <draw:path draw:style-name="gr55" draw:text-style-name="P8" draw:layer="layout" svg:width="1.81cm" svg:height="1.987cm" svg:x="16.817cm" svg:y="9.448cm" svg:viewBox="0 0 1811 1988" svg:d="m1811 1988c0-1794-1102-1022-1811-1988">
          <text:p/>
        </draw:path>
        <presentation:notes draw:style-name="dp2">
          <draw:page-thumbnail draw:style-name="gr33" draw:layer="layout" svg:width="13.968cm" svg:height="10.476cm" svg:x="3.81cm" svg:y="2.123cm" draw:page-number="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msArrowEnd_20_9" draw:display-name="msArrowEnd 9" svg:viewBox="0 0 500 500" svg:d="m250 0 250 500h-5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Rufli</meta:initial-creator>
    <meta:creation-date>2015-02-23T16:22:39.22</meta:creation-date>
    <meta:editing-duration>PT1H36M34S</meta:editing-duration>
    <meta:editing-cycles>9</meta:editing-cycles>
    <dc:date>2015-04-12T14:35:26.43</dc:date>
    <dc:creator>Martin Rufli</dc:creator>
    <meta:generator>OpenOffice/4.0.0$Win32 OpenOffice.org_project/400m3$Build-9702</meta:generator>
    <meta:document-statistic meta:object-count="103"/>
  </office:meta>
</office:document-meta>
</file>